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52.56mm"/>
    </style:style>
    <style:style style:name="co4" style:family="table-column">
      <style:table-column-properties fo:break-before="auto" style:column-width="24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tise</text:p>
          </table:table-cell>
          <table:table-cell table:style-name="ce1" office:value-type="string" calcext:value-type="string">
            <text:p>MaxSpells</text:p>
          </table:table-cell>
          <table:table-cell table:style-name="ce1" office:value-type="string" calcext:value-type="string">
            <text:p>Bonuses</text:p>
          </table:table-cell>
          <table:table-cell table:style-name="ce3"/>
          <table:table-cell table:style-name="ce1" office:value-type="string" calcext:value-type="string">
            <text:p>BasicInf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([.A2]/4)+2)" office:value-type="float" office:value="2" calcext:value-type="float">
            <text:p>2</text:p>
          </table:table-cell>
          <table:table-cell table:style-name="ce2" table:formula="of:=IF([.B2]=2;&quot;Beginner&quot;;IF([.B2]=3;&quot;Novice&quot;;IF([.B2]=4;&quot;Adept&quot;;IF([.B2]=5;&quot;Expert&quot;;0))))" office:value-type="string" office:string-value="Beginner" calcext:value-type="string">
            <text:p>Beginner</text:p>
          </table:table-cell>
          <table:table-cell/>
          <table:table-cell office:value-type="string" calcext:value-type="string">
            <text:p>HP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([.A3]/4)+2)" office:value-type="float" office:value="2" calcext:value-type="float">
            <text:p>2</text:p>
          </table:table-cell>
          <table:table-cell table:style-name="ce2" table:formula="of:=IF([.B3]=2;&quot;Beginner&quot;;IF([.B3]=3;&quot;Novice&quot;;IF([.B3]=4;&quot;Adept&quot;;IF([.B3]=5;&quot;Expert&quot;;0))))" office:value-type="string" office:string-value="Beginner" calcext:value-type="string">
            <text:p>Beginner</text:p>
          </table:table-cell>
          <table:table-cell/>
          <table:table-cell office:value-type="string" calcext:value-type="string">
            <text:p>FP: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([.A4]/4)+2)" office:value-type="float" office:value="2" calcext:value-type="float">
            <text:p>2</text:p>
          </table:table-cell>
          <table:table-cell table:style-name="ce2" table:formula="of:=IF([.B4]=2;&quot;Beginner&quot;;IF([.B4]=3;&quot;Novice&quot;;IF([.B4]=4;&quot;Adept&quot;;IF([.B4]=5;&quot;Expert&quot;;0))))" office:value-type="string" office:string-value="Beginner" calcext:value-type="string">
            <text:p>Beginner</text:p>
          </table:table-cell>
          <table:table-cell/>
          <table:table-cell office:value-type="string" calcext:value-type="string">
            <text:p>Armour: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([.A5]/4)+2)" office:value-type="float" office:value="3" calcext:value-type="float">
            <text:p>3</text:p>
          </table:table-cell>
          <table:table-cell table:style-name="ce2" table:formula="of:=IF([.B5]=2;&quot;Beginner&quot;;IF([.B5]=3;&quot;Novice&quot;;IF([.B5]=4;&quot;Adept&quot;;IF([.B5]=5;&quot;Expert&quot;;0))))" office:value-type="string" office:string-value="Novice" calcext:value-type="string">
            <text:p>Novice</text:p>
          </table:table-cell>
          <table:table-cell/>
          <table:table-cell office:value-type="string" calcext:value-type="string">
            <text:p>Tools: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([.A6]/4)+2)" office:value-type="float" office:value="3" calcext:value-type="float">
            <text:p>3</text:p>
          </table:table-cell>
          <table:table-cell table:style-name="ce2" table:formula="of:=IF([.B6]=2;&quot;Beginner&quot;;IF([.B6]=3;&quot;Novice&quot;;IF([.B6]=4;&quot;Adept&quot;;IF([.B6]=5;&quot;Expert&quot;;0))))" office:value-type="string" office:string-value="Novice" calcext:value-type="string">
            <text:p>Novice</text:p>
          </table:table-cell>
          <table:table-cell/>
          <table:table-cell office:value-type="string" calcext:value-type="string">
            <text:p>Disciplines: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([.A7]/4)+2)" office:value-type="float" office:value="3" calcext:value-type="float">
            <text:p>3</text:p>
          </table:table-cell>
          <table:table-cell table:style-name="ce2" table:formula="of:=IF([.B7]=2;&quot;Beginner&quot;;IF([.B7]=3;&quot;Novice&quot;;IF([.B7]=4;&quot;Adept&quot;;IF([.B7]=5;&quot;Expert&quot;;0))))" office:value-type="string" office:string-value="Novice" calcext:value-type="string">
            <text:p>Novice</text:p>
          </table:table-cell>
          <table:table-cell/>
          <table:table-cell office:value-type="string" calcext:value-type="string">
            <text:p>Weapons: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([.A8]/4)+2)" office:value-type="float" office:value="3" calcext:value-type="float">
            <text:p>3</text:p>
          </table:table-cell>
          <table:table-cell table:style-name="ce2" table:formula="of:=IF([.B8]=2;&quot;Beginner&quot;;IF([.B8]=3;&quot;Novice&quot;;IF([.B8]=4;&quot;Adept&quot;;IF([.B8]=5;&quot;Expert&quot;;0))))" office:value-type="string" office:string-value="Novice" calcext:value-type="string">
            <text:p>Novice</text:p>
          </table:table-cell>
          <table:table-cell/>
          <table:table-cell office:value-type="string" calcext:value-type="string">
            <text:p>Proficiencies: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([.A9]/4)+2)" office:value-type="float" office:value="4" calcext:value-type="float">
            <text:p>4</text:p>
          </table:table-cell>
          <table:table-cell table:style-name="ce2" table:formula="of:=IF([.B9]=2;&quot;Beginner&quot;;IF([.B9]=3;&quot;Novice&quot;;IF([.B9]=4;&quot;Adept&quot;;IF([.B9]=5;&quot;Expert&quot;;0))))" office:value-type="string" office:string-value="Adept" calcext:value-type="string">
            <text:p>Adept</text:p>
          </table:table-cell>
          <table:table-cell/>
          <table:table-cell office:value-type="string" calcext:value-type="string">
            <text:p>Equipment: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([.A10]/4)+2)" office:value-type="float" office:value="4" calcext:value-type="float">
            <text:p>4</text:p>
          </table:table-cell>
          <table:table-cell table:style-name="ce2" table:formula="of:=IF([.B10]=2;&quot;Beginner&quot;;IF([.B10]=3;&quot;Novice&quot;;IF([.B10]=4;&quot;Adept&quot;;IF([.B10]=5;&quot;Expert&quot;;0))))" office:value-type="string" office:string-value="Adept" calcext:value-type="string">
            <text:p>Adep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11]/4)+2)" office:value-type="float" office:value="4" calcext:value-type="float">
            <text:p>4</text:p>
          </table:table-cell>
          <table:table-cell table:style-name="ce2" table:formula="of:=IF([.B11]=2;&quot;Beginner&quot;;IF([.B11]=3;&quot;Novice&quot;;IF([.B11]=4;&quot;Adept&quot;;IF([.B11]=5;&quot;Expert&quot;;0))))" office:value-type="string" office:string-value="Adept" calcext:value-type="string">
            <text:p>Adep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([.A12]/4)+2)" office:value-type="float" office:value="4" calcext:value-type="float">
            <text:p>4</text:p>
          </table:table-cell>
          <table:table-cell table:style-name="ce2" office:value-type="string" calcext:value-type="string">
            <text:p>Exper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([.A13]/4)+2)" office:value-type="float" office:value="5" calcext:value-type="float">
            <text:p>5</text:p>
          </table:table-cell>
          <table:table-cell table:style-name="ce2" table:formula="of:=IF([.B13]=2;&quot;Beginner&quot;;IF([.B13]=3;&quot;Novice&quot;;IF([.B13]=4;&quot;Adept&quot;;IF([.B13]=5;&quot;Expert&quot;;0))))" office:value-type="string" office:string-value="Expert" calcext:value-type="string">
            <text:p>Exper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([.A14]/4)+2)" office:value-type="float" office:value="5" calcext:value-type="float">
            <text:p>5</text:p>
          </table:table-cell>
          <table:table-cell table:style-name="ce2" table:formula="of:=IF([.B14]=2;&quot;Beginner&quot;;IF([.B14]=3;&quot;Novice&quot;;IF([.B14]=4;&quot;Adept&quot;;IF([.B14]=5;&quot;Expert&quot;;0))))" office:value-type="string" office:string-value="Expert" calcext:value-type="string">
            <text:p>Expert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([.A15]/4)+2)" office:value-type="float" office:value="5" calcext:value-type="float">
            <text:p>5</text:p>
          </table:table-cell>
          <table:table-cell table:style-name="ce2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16]/4)+2)" office:value-type="float" office:value="5" calcext:value-type="float">
            <text:p>5</text:p>
          </table:table-cell>
          <table:table-cell table:style-name="ce2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([.A17]/4)+2)" office:value-type="float" office:value="6" calcext:value-type="float">
            <text:p>6</text:p>
          </table:table-cell>
          <table:table-cell table:style-name="ce2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([.A18]/4)+2)" office:value-type="float" office:value="6" calcext:value-type="float">
            <text:p>6</text:p>
          </table:table-cell>
          <table:table-cell table:style-name="ce2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([.A19]/4)+2)" office:value-type="float" office:value="6" calcext:value-type="float">
            <text:p>6</text:p>
          </table:table-cell>
          <table:table-cell table:style-name="ce2" office:value-type="string" calcext:value-type="string">
            <text:p>Ascendan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([.A20]/4)+2)" office:value-type="float" office:value="6" calcext:value-type="float">
            <text:p>6</text:p>
          </table:table-cell>
          <table:table-cell table:style-name="ce2" office:value-type="string" calcext:value-type="string">
            <text:p>Ascendant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21]/4)+2)" office:value-type="float" office:value="7" calcext:value-type="float">
            <text:p>7</text:p>
          </table:table-cell>
          <table:table-cell table:style-name="ce2" office:value-type="string" calcext:value-type="string">
            <text:p>Ascendant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38:44.123996341</meta:creation-date>
    <dc:date>2020-02-05T10:48:50.041485604</dc:date>
    <meta:editing-duration>PT10M5S</meta:editing-duration>
    <meta:editing-cycles>4</meta:editing-cycles>
    <meta:generator>LibreOffice/6.0.7.3$Linux_X86_64 LibreOffice_project/00m0$Build-3</meta:generator>
    <meta:document-statistic meta:table-count="1" meta:cell-count="73" meta:object-count="0"/>
  </office:meta>
</office:document-meta>
</file>